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bf2" officeooo:paragraph-rsid="0016b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9</text:p>
      <text:p text:style-name="P1">Aim : Write A Program T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33:00.402000000</meta:creation-date>
    <dc:date>2025-03-06T20:33:58.050000000</dc:date>
    <meta:editing-duration>PT57S</meta:editing-duration>
    <meta:editing-cycles>1</meta:editing-cycles>
    <meta:document-statistic meta:table-count="0" meta:image-count="0" meta:object-count="0" meta:page-count="1" meta:paragraph-count="2" meta:word-count="9" meta:character-count="39" meta:non-whitespace-character-count="31"/>
    <meta:generator>LibreOffice/24.2.5.2$Windows_X86_64 LibreOffice_project/bffef4ea93e59bebbeaf7f431bb02b1a39ee8a59</meta:generator>
  </office:meta>
</office:document-meta>
</file>